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list-style-name="L4"/>
    <style:style style:name="T1" style:family="text">
      <style:text-properties loext:padding="0.049cm" loext:border="0.06pt solid #d9d9e3"/>
    </style:style>
    <style:style style:name="T2" style:family="text">
      <style:text-properties officeooo:rsid="0011ca6b"/>
    </style:style>
    <style:style style:name="T3" style:family="text">
      <style:text-properties officeooo:rsid="0013074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rabajo: Análisis y Configuración de un Sistema Microinformático</text:span></text:p>
      <text:p text:style-name="Text_20_body"><text:span text:style-name="Strong_20_Emphasis">Objetivos del Trabajo:</text:span></text:p>
      <text:list text:style-name="L1">
        <text:list-item>
          <text:p text:style-name="P1">Entender y aplicar conocimientos sobre la arquitectura de sistemas informáticos.</text:p>
        </text:list-item>
        <text:list-item>
          <text:p text:style-name="P1">Configurar correctamente un equipo informático y sus periféricos.</text:p>
        </text:list-item>
        <text:list-item>
          <text:p text:style-name="P1">Diagnosticar y solucionar problemas de hardware y software.</text:p>
        </text:list-item>
      </text:list>
      <text:p text:style-name="Text_20_body"><text:span text:style-name="Strong_20_Emphasis">Instrucciones:</text:span></text:p>
      <text:list text:style-name="L2">
        <text:list-item>
          <text:p text:style-name="P2"><text:span text:style-name="Strong_20_Emphasis">Parte Teórica:</text:span></text:p>
          <text:list>
            <text:list-item>
              <text:p text:style-name="P2"><text:span text:style-name="Strong_20_Emphasis">Análisis de Arquitectura de Sistemas (1.1, 1.2, 1.3):</text:span> Redacta un documento donde describas el esquema funcional y estructura de un ordenador personal estándar. Deberás identificar los componentes principales de un sistema microinformático, explicar su función y cómo se relacionan entre sí en el proceso de arranque del equipo.</text:p>
            </text:list-item>
          </text:list>
        </text:list-item>
      </text:list>
      <text:p text:style-name="Text_20_body"/>
      <text:p text:style-name="Text_20_body"><text:span text:style-name="T2">Puntos a cubrir:<text:line-break/><text:line-break/></text:span><text:span text:style-name="Strong_20_Emphasis">La Unidad Central de Proceso (CPU):</text:span> Explica cómo la CPU actúa como el cerebro del ordenador, procesando las instrucciones y controlando el funcionamiento del resto de los componentes.</text:p>
      <text:list text:style-name="L3">
        <text:list-item>
          <text:p text:style-name="P3"><text:span text:style-name="Strong_20_Emphasis">Memoria (RAM y Almacenamiento):</text:span> Diferencia entre la memoria de acceso aleatorio y los dispositivos de almacenamiento. Explica su función en el arranque y operación del sistema.</text:p>
        </text:list-item>
        <text:list-item>
          <text:p text:style-name="P3"><text:span text:style-name="Strong_20_Emphasis">Subsistema de Entrada/Salida (E/S):</text:span> Identifica los componentes que forman parte de este subsistema y su importancia en la comunicación entre el ordenador y el mundo exterior.</text:p>
        </text:list-item>
        <text:list-item>
          <text:p text:style-name="P3"><text:span text:style-name="Strong_20_Emphasis">Buses y Arquitecturas de Bus:</text:span> Describe los tipos de buses (datos, dirección, control) y cómo afectan el rendimiento y la comunicación interna del ordenador.</text:p>
        </text:list-item>
        <text:list-item>
          <text:p text:style-name="P3"><text:span text:style-name="Strong_20_Emphasis">Interficies:</text:span> Explica cómo las interfaces como USB, HDMI, etc., permiten la conexión de diferentes periféricos y la transferencia de datos.</text:p>
        </text:list-item>
        <text:list-item>
          <text:p text:style-name="P3"><text:span text:style-name="Strong_20_Emphasis">Secuencia de Arranque del Equipo:</text:span> Describe el proceso de arranque desde que se enciende el ordenador hasta que el sistema operativo está completamente cargado y listo para su uso.</text:p>
        </text:list-item>
      </text:list>
      <text:p text:style-name="Text_20_body"><text:span text:style-name="Strong_20_Emphasis">Método de Entrega:</text:span></text:p>
      <text:list text:style-name="L4">
        <text:list-item>
          <text:p text:style-name="Text_20_body">El trabajo se entregará a través de un <text:span text:style-name="Source_20_Text">push</text:span> al repositorio de GitHub del curso, en una rama con el nombre del estudiante <text:span text:style-name="T3">(Consultar el manual_subir_cambios_git)</text:span>.</text:p>
        </text:list-item>
      </text:list>
      <text:p text:style-name="Text_20_body"><text:span text:style-name="Strong_20_Emphasis">Nota:</text:span> Si encuentras problemas al subir tu documento a GitHub, por favor comunícate con el instructor para recibir asistencia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56:23.095034308</meta:creation-date>
    <dc:date>2023-11-09T12:30:43.124779027</dc:date>
    <meta:editing-duration>PT6M51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17" meta:word-count="303" meta:character-count="1985" meta:non-whitespace-character-count="1709"/>
  </office:meta>
</office:document-meta>
</file>